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aladea" svg:font-family="Caladea" style:font-adornments="Bold"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text-properties style:font-name="DejaVu Sans"/>
    </style:style>
    <style:style style:name="P5" style:family="paragraph" style:parent-style-name="Text_20_body">
      <style:text-properties style:font-name="DejaVu Sans" officeooo:rsid="000fe436" officeooo:paragraph-rsid="000fe436"/>
    </style:style>
    <style:style style:name="P6" style:family="paragraph" style:parent-style-name="Text_20_body">
      <style:text-properties style:font-name="DejaVu Sans" officeooo:paragraph-rsid="000fe436"/>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T1" style:family="text">
      <style:text-properties style:font-name="courier new"/>
    </style:style>
    <style:style style:name="T2" style:family="text">
      <style:text-properties fo:font-style="italic"/>
    </style:style>
    <style:style style:name="T3" style:family="text">
      <style:text-properties officeooo:rsid="000fe436"/>
    </style:style>
    <style:style style:name="T4" style:family="text">
      <style:text-properties style:font-name="NanumGothicExtraBold"/>
    </style:style>
    <style:style style:name="T5" style:family="text">
      <style:text-properties style:font-name="Caladea"/>
    </style:style>
    <style:style style:name="T6" style:family="text">
      <style:text-properties style:font-name="DejaVu San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3</text:p>
      <text:p text:style-name="P4"><text:span text:style-name="T3">I</text:span>n XML Schema, we can express the same constraints in many different ways. Here you are exploring some of those and their effect of how you can query associated documents.</text:p>
      <text:p text:style-name="Text_20_body"><text:span text:style-name="T6">Have a look at the </text:span><text:span text:style-name="Source_20_Text"><text:span text:style-name="T6">el1.xml</text:span></text:span><text:span text:style-name="T6"> document and at the </text:span><text:span text:style-name="Source_20_Text"><text:span text:style-name="T6">el.xsd</text:span></text:span><text:span text:style-name="T6"> schema. Notice that several elements are gathered together in logically related "groups", in particular, the group </text:span><text:span text:style-name="Source_20_Text"><text:span text:style-name="T6">Axiom</text:span></text:span><text:span text:style-name="T6"> and the group </text:span><text:span text:style-name="Source_20_Text"><text:span text:style-name="T6">ClassExpression</text:span></text:span><text:span text:style-name="T6">.</text:span></text:p>
      <text:p text:style-name="Text_20_body"><text:span text:style-name="T6">Consider the following two tasks against </text:span><text:span text:style-name="Source_20_Text"><text:span text:style-name="T6">el1.xml</text:span></text:span><text:span text:style-name="T6">:</text:span></text:p>
      <text:list xml:id="list1421763484535571278" text:style-name="L1">
        <text:list-item>
          <text:p text:style-name="P8"><text:span text:style-name="T6">find </text:span><text:span text:style-name="Strong_20_Emphasis"><text:span text:style-name="T6">all axioms</text:span></text:span><text:span text:style-name="T6"> in the document </text:span></text:p>
          <text:list>
            <text:list-item>
              <text:p text:style-name="P8"><text:span text:style-name="T6">asked against </text:span><text:span text:style-name="Source_20_Text"><text:span text:style-name="T6">el1.xml</text:span></text:span><text:span text:style-name="T6">, this returns members of the </text:span><text:span text:style-name="Source_20_Text"><text:span text:style-name="T6">Axiom</text:span></text:span><text:span text:style-name="T6"> group such as the element </text:span><text:span text:style-name="Source_20_Text"><text:span text:style-name="T6">related-to</text:span></text:span><text:span text:style-name="T6"> </text:span></text:p>
            </text:list-item>
          </text:list>
        </text:list-item>
        <text:list-item>
          <text:p text:style-name="P8"><text:span text:style-name="T6">find </text:span><text:span text:style-name="Strong_20_Emphasis"><text:span text:style-name="T6">all class expressions</text:span></text:span><text:span text:style-name="T6"> in the document: </text:span></text:p>
          <text:list>
            <text:list-item>
              <text:p text:style-name="P1"><text:span text:style-name="T6">asked against </text:span><text:span text:style-name="Source_20_Text"><text:span text:style-name="T6">el1.xml</text:span></text:span><text:span text:style-name="T6">, this returns members of the </text:span><text:span text:style-name="Source_20_Text"><text:span text:style-name="T6">ClassExpression</text:span></text:span><text:span text:style-name="T6"> group such as the element </text:span><text:span text:style-name="Source_20_Text"><text:span text:style-name="T6">conjunction</text:span></text:span><text:span text:style-name="T6"> </text:span></text:p>
            </text:list-item>
          </text:list>
        </text:list-item>
      </text:list>
      <text:p text:style-name="Text_20_body"><text:span text:style-name="Strong_20_Emphasis"><text:span text:style-name="T6">Specification:</text:span></text:span></text:p>
      <text:list xml:id="list378430970810773122" text:style-name="L2">
        <text:list-item>
          <text:p text:style-name="P9"><text:span text:style-name="T6">Write two XQueries (each of which should be purely an XPath), </text:span><text:span text:style-name="Source_20_Text"><text:span text:style-name="T6">get-all-axioms.xquery</text:span></text:span><text:span text:style-name="T6"> and </text:span><text:span text:style-name="Source_20_Text"><text:span text:style-name="T6">get-all-classexpressions.xquery</text:span></text:span><text:span text:style-name="T6"> that implement task 1 and task 2 (respectively) for every document that validates against </text:span><text:span text:style-name="Source_20_Text"><text:span text:style-name="T6">el.xsd.</text:span></text:span><text:span text:style-name="T6"> </text:span></text:p>
        </text:list-item>
        <text:list-item>
          <text:p text:style-name="P9"><text:span text:style-name="T6">Rewrite your XQueries (into </text:span><text:span text:style-name="Source_20_Text"><text:span text:style-name="T6">get-all-axioms-functional.query</text:span></text:span><text:span text:style-name="T6"> and </text:span><text:span text:style-name="Source_20_Text"><text:span text:style-name="T6">get-all-classexpression-functional.query</text:span></text:span><text:span text:style-name="T6">) so that the XPath portion uses a function (</text:span><text:span text:style-name="Source_20_Text"><text:span text:style-name="T6">ssd:axiom</text:span></text:span><text:span text:style-name="T6"> and </text:span><text:span text:style-name="Source_20_Text"><text:span text:style-name="T6">ssd:classexpression</text:span></text:span><text:span text:style-name="T6"> resp.) These functions should take a node as an argument and return </text:span><text:span text:style-name="Source_20_Text"><text:span text:style-name="T6">true</text:span></text:span><text:span text:style-name="T6"> if the node is an Axiom (resp. a Class Expression) and </text:span><text:span text:style-name="Source_20_Text"><text:span text:style-name="T6">false</text:span></text:span><text:span text:style-name="T6"> otherwise. The body of your revised queries should use these functions as a predicate test. </text:span></text:p>
        </text:list-item>
        <text:list-item>
          <text:p text:style-name="P2"><text:span text:style-name="T6">Refine </text:span><text:span text:style-name="Source_20_Text"><text:span text:style-name="T6">el.xsd</text:span></text:span><text:span text:style-name="T6"> (into </text:span><text:span text:style-name="Source_20_Text"><text:span text:style-name="T6">el-typed.xsd</text:span></text:span><text:span text:style-name="T6">) so that the given queries </text:span><text:span text:style-name="Source_20_Text"><text:span text:style-name="T6">get-all-typed-axioms.query</text:span></text:span><text:span text:style-name="T6"> and get-</text:span><text:span text:style-name="Source_20_Text"><text:span text:style-name="T6">all-typed-classexpressions.query</text:span></text:span><text:span text:style-name="T6"> return the same values as their untyped counterparts. Remember to use a schema aware XQuery engine to evaluate these! </text:span></text:p>
        </text:list-item>
      </text:list>
      <text:p text:style-name="P4">Each triple of queries (e.g., get axioms and get expressions in each of the three styles) should return the same answers.</text:p>
      <text:p text:style-name="P4">Finally, there is a related assessment (SE3) that you should work on only <text:span text:style-name="T2">after</text:span> having worked through this assignment.</text:p>
      <text:p text:style-name="P4">Attached is a zipped directory that contains a project with all the stub files you could want. Flesh out the relevant files and upload a zipped version of the revised directory.</text:p>
      <text:p text:style-name="Text_20_body"><text:a xlink:type="simple" xlink:href="https://online.manchester.ac.uk/bbcswebdav/pid-3733522-dt-content-rid-12018151_1/xid-12018151_1" office:target-frame-name="_blank" xlink:show="new"><text:span text:style-name="T6">xquery-and-wxs.zip</text:span></text:a></text:p>
      <text:p text:style-name="P4"/>
      <text:p text:style-name="P6"><text:soft-page-break/><text:span text:style-name="T3">SE3</text:span></text:p>
      <text:p text:style-name="P5">In M3 (which you should work on first), you have written three styles of query: plain, "functional", and "typed".</text:p>
      <text:p text:style-name="P4">Imagine that we need to extend our format to a new kind of elements called "disjunction" to take into account a new type of class expressions, namely disjunctions. Of course, this extension in our format may require an extension of our schema.</text:p>
      <text:p text:style-name="P4">In 200-300 words, explain the advantages and disadvantages of updating your "get all class expression" queries to take into account this new element. In particular, explain which style of query is the "most robust" in the face of such format changes.</text:p>
      <text:p text:style-name="P4">(As usual, if you are unsure whether you understand the exact meaning of a term, e.g., 'robust', you should look it up.)</text:p>
      <text:p text:style-name="P5"/>
      <text:p text:style-name="P5"/>
      <text:p text:style-name="P5">CW3</text:p>
      <text:p text:style-name="P5"><text:bookmark text:name="instructions"/>Some XQuery fun: build a web application that uses XML data!</text:p>
      <text:p text:style-name="P4">For this assignment, you'll take a new, updated, exciting XML format for expressing arithmetic expressions (with the new operator - division! - as described in quiz.xsd) and write an XQuery that generates a "flash card" for that expression in XHTML. Have a look at example-quiz.html - load it into your browser and also look at its source code: currently, everything is hard-coded in example-quiz.html (the expressions and the correct answers). The real quiz.html will work by using the expressions XML documents like example-quiz.xml together with 2 XQuery functions.</text:p>
      <text:p text:style-name="P4">For this assignment, you will write two XQuery functions in calc2quiz.xquery:</text:p>
      <text:list xml:id="list3240747703128379499" text:style-name="L4">
        <text:list-item>
          <text:p text:style-name="P10"><text:span text:style-name="Source_20_Text"><text:span text:style-name="T6">local:answerFor</text:span></text:span><text:span text:style-name="T6"> takes the input XML document (which we assume is valid w.r.t. </text:span><text:span text:style-name="Source_20_Text"><text:span text:style-name="T6">calc2.rnc)</text:span></text:span><text:span text:style-name="T6"> and computes the </text:span><text:span text:style-name="Strong_20_Emphasis"><text:span text:style-name="T6">value</text:span></text:span><text:span text:style-name="T6"> of the expression. This value is then used to validate the user's answer. </text:span></text:p>
        </text:list-item>
        <text:list-item>
          <text:p text:style-name="P3"><text:span text:style-name="Source_20_Text"><text:span text:style-name="T6">local:expr2humanReadable</text:span></text:span><text:span text:style-name="T6"> takes the input XML document and generates a human readable version of its expression. </text:span></text:p>
        </text:list-item>
      </text:list>
      <text:p text:style-name="Text_20_body"><text:span text:style-name="T6">You are to hand in the fleshed out version of </text:span><text:span text:style-name="Source_20_Text"><text:span text:style-name="T6">calc2quiz.xquery</text:span></text:span><text:span text:style-name="T6">.</text:span></text:p>
      <text:p text:style-name="P4">Make sure you understand how the format described in quiz.xsd is basically a simplified version of the one from M2 in calc2.rnc.</text:p>
      <text:p text:style-name="Text_20_body"><text:span text:style-name="Source_20_Text"><text:span text:style-name="T6">local:answerFor</text:span></text:span><text:span text:style-name="T6"> function is worth (roughly) 10 points. </text:span><text:span text:style-name="Source_20_Text"><text:span text:style-name="T6">local:expr2humanReadable</text:span></text:span><text:span text:style-name="T6"> is worth the remaining 5.</text:span></text:p>
      <text:p text:style-name="P7"><text:a xlink:type="simple" xlink:href="https://online.manchester.ac.uk/bbcswebdav/pid-3733523-dt-content-rid-12534620_1/xid-12534620_1" office:target-frame-name="_blank" xlink:show="new"><text:span text:style-name="T6">xQueryCalc.zip</text:span></text:a></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aladea" svg:font-family="Caladea" style:font-adornments="Bold" style:font-family-generic="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anumGothicExtraBold" svg:font-family="NanumGothicExtraBol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 Liu</meta:initial-creator>
    <meta:creation-date>2015-10-16T16:13:10.624278320</meta:creation-date>
    <dc:date>2015-10-16T16:17:44.431709840</dc:date>
    <dc:creator>Lei Liu</dc:creator>
    <meta:editing-duration>PT2M19S</meta:editing-duration>
    <meta:editing-cycles>2</meta:editing-cycles>
    <meta:generator>LibreOffice/4.2.6.3$Linux_X86_64 LibreOffice_project/420$Build-3</meta:generator>
    <meta:document-statistic meta:table-count="0" meta:image-count="0" meta:object-count="0" meta:page-count="3" meta:paragraph-count="31" meta:word-count="641" meta:character-count="4082" meta:non-whitespace-character-count="3472"/>
  </office:meta>
</office:document-meta>
</file>